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pd1">
      <style:table-cell-properties fo:background-color="#ff66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2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3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’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18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18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18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18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18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18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18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18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18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18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18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18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18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18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18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BIND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MEDITAT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1 MIST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FUSION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7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7">00/00/0000</text:date>, <text:time style:data-style-name="N2" text:time-value="19:47:20.533615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17T19:48:16.255156282</dc:date>
    <dc:creator>Michael </dc:creator>
    <meta:editing-duration>P20DT21H3M6S</meta:editing-duration>
    <meta:editing-cycles>274</meta:editing-cycles>
    <meta:document-statistic meta:table-count="2" meta:cell-count="4984" meta:object-count="0"/>
  </office:meta>
</office:document-meta>
</file>